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2pt" style:font-size-asian="28pt" style:font-size-complex="32pt"/>
    </style:style>
    <style:style style:name="T1" style:family="text">
      <style:text-properties officeooo:rsid="000a33a5"/>
    </style:style>
    <style:style style:name="T2" style:family="text">
      <style:text-properties fo:font-weight="bold" officeooo:rsid="000a33a5" style:font-weight-asian="bold" style:font-weight-complex="bold"/>
    </style:style>
    <style:style style:name="T3" style:family="text">
      <style:text-properties fo:font-size="48pt" fo:font-weight="bold" officeooo:rsid="000a33a5" style:font-size-asian="48pt" style:font-weight-asian="bold" style:font-size-complex="48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text:s text:c="8"/><text:span text:style-name="T3">1 <text:s text:c="21"/>2 <text:s text:c="22"/>3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<text:s text:c="5"/>4 <text:s text:c="21"/>5 <text:s text:c="23"/>6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0:39:08.031430935</meta:creation-date>
    <dc:date>2021-10-06T10:41:23.754019376</dc:date>
    <meta:editing-duration>PT2M16S</meta:editing-duration>
    <meta:editing-cycles>1</meta:editing-cycles>
    <meta:document-statistic meta:table-count="0" meta:image-count="0" meta:object-count="0" meta:page-count="1" meta:paragraph-count="2" meta:word-count="6" meta:character-count="110" meta:non-whitespace-character-count="6"/>
    <meta:generator>LibreOffice/6.4.7.2$Linux_X86_64 LibreOffice_project/40$Build-2</meta:generator>
  </office:meta>
</office:document-meta>
</file>